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897cm" fo:min-width="1.118cm"/>
    </style:style>
    <style:style style:name="gr3" style:family="graphic" style:parent-style-name="standard">
      <style:graphic-properties draw:textarea-horizontal-align="justify" draw:textarea-vertical-align="middle" draw:auto-grow-height="false" fo:min-height="1.077cm" fo:min-width="1.476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.188cm" fo:min-width="3.812cm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1.296cm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5.608cm"/>
    </style:style>
    <style:style style:name="gr11" style:family="graphic" style:parent-style-name="standard">
      <style:graphic-properties draw:textarea-horizontal-align="justify" draw:textarea-vertical-align="middle" draw:auto-grow-height="false" fo:min-height="1.188cm" fo:min-width="6.686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7.0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draw:fill="none" fo:min-height="3.814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7" style:family="graphic" style:parent-style-name="standard">
      <style:graphic-properties draw:textarea-horizontal-align="justify" draw:textarea-vertical-align="middle" draw:auto-grow-height="false" fo:min-height="1.188cm" fo:min-width="9.38cm"/>
    </style:style>
    <style:style style:name="gr18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19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pr1" style:family="presentation" style:parent-style-name="Default-title">
      <style:graphic-properties fo:min-height="1.15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0.89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1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151cm" svg:x="1.4cm" svg:y="0.627cm" presentation:class="title" presentation:user-transformed="true">
          <draw:text-box>
            <text:p><text:span text:style-name="T1">O=C(O)C(F)(F)F</text:span></text:p>
          </draw:text-box>
        </draw:frame>
        <draw:frame draw:style-name="gr1" draw:text-style-name="P1" draw:layer="layout" svg:width="24.466cm" svg:height="0.839cm" svg:x="1.27cm" svg:y="2.794cm">
          <draw:text-box>
            <text:p><text:span text:style-name="T2">27987372 <text:s text:c="2"/>NN[C@@H]1CCC[C@H]1c1ccccc1.</text:span><text:span text:style-name="T3">O=C(O)C(F)(F)F</text:span><text:span text:style-name="T2">&gt;&gt;N[C@@H]1CCC[C@H]1c1ccccc1</text:span></text:p>
          </draw:text-box>
        </draw:frame>
        <draw:frame draw:style-name="gr1" draw:text-style-name="P1" draw:layer="layout" svg:width="4.316cm" svg:height="0.802cm" svg:x="15.242cm" svg:y="2.032cm">
          <draw:text-box>
            <text:p><text:span text:style-name="T4">Raney nikel 2800</text:span></text:p>
          </draw:text-box>
        </draw:frame>
        <draw:frame draw:style-name="gr1" draw:text-style-name="P1" draw:layer="layout" svg:width="22.452cm" svg:height="1.427cm" svg:x="1.17cm" svg:y="4.923cm">
          <draw:text-box>
            <text:p><text:span text:style-name="T2">27913318 <text:s text:c="3"/>O=[N+]([O-])c1ccc(N2CCN(c3nc4c(c(Nc5cccc(Cl)c5)n3)S(=O)CC4)CC2)cc1 <text:s/>&gt;&gt;</text:span></text:p>
            <text:p><text:span text:style-name="T2"><text:tab/></text:span><text:span text:style-name="T2"><text:tab/></text:span><text:span text:style-name="T2">Nc1ccc(N2CCN(c3nc4c(c(Nc5cccc(Cl)c5)n3)S(=O)CC4)CC2)cc1.</text:span><text:span text:style-name="T3">O=C(O)C(F)(F)F</text:span></text:p>
          </draw:text-box>
        </draw:frame>
        <draw:frame draw:style-name="gr1" draw:text-style-name="P1" draw:layer="layout" svg:width="1.865cm" svg:height="0.839cm" svg:x="21.844cm" svg:y="4.318cm">
          <draw:text-box>
            <text:p><text:span text:style-name="T2">nickel</text:span></text:p>
          </draw:text-box>
        </draw:frame>
        <draw:frame draw:style-name="gr1" draw:text-style-name="P1" draw:layer="layout" svg:width="21.376cm" svg:height="0.839cm" svg:x="1.27cm" svg:y="7.112cm">
          <draw:text-box>
            <text:p><text:span text:style-name="T2">28435875 <text:s text:c="2"/>COc1ccc(C=O)c(C(F)(F)F)c1&gt;&gt;COc1ccc(CN)c(C(F)(F)F)c1.</text:span><text:span text:style-name="T3">O=C(O)C(F)(F)F</text:span></text:p>
          </draw:text-box>
        </draw:frame>
        <draw:frame draw:style-name="gr1" draw:text-style-name="P1" draw:layer="layout" svg:width="5.294cm" svg:height="0.839cm" svg:x="8.93cm" svg:y="6.604cm">
          <draw:text-box>
            <text:p><text:span text:style-name="T2">Nickel, Raney nickel</text:span></text:p>
          </draw:text-box>
        </draw:frame>
        <draw:frame draw:style-name="gr1" draw:text-style-name="P1" draw:layer="layout" svg:width="20.767cm" svg:height="0.839cm" svg:x="1.03cm" svg:y="8.559cm">
          <draw:text-box>
            <text:p><text:span text:style-name="T2"><text:s/></text:span><text:span text:style-name="T2">29929996 <text:s text:c="2"/>CC(=O)C(C)C&gt;&gt;CC(C)[C@@H](C)N[C@H](C)c1ccccc1.</text:span><text:span text:style-name="T3">O=C(O)C(F)(F)F</text:span></text:p>
          </draw:text-box>
        </draw:frame>
        <draw:frame draw:style-name="gr1" draw:text-style-name="P1" draw:layer="layout" svg:width="4.109cm" svg:height="0.839cm" svg:x="6.051cm" svg:y="7.951cm">
          <draw:text-box>
            <text:p><text:span text:style-name="T2">Montmorillonite</text:span></text:p>
          </draw:text-box>
        </draw:frame>
        <draw:frame draw:style-name="gr1" draw:text-style-name="P1" draw:layer="layout" svg:width="21.292cm" svg:height="1.427cm" svg:x="1.27cm" svg:y="10.16cm">
          <draw:text-box>
            <text:p><text:span text:style-name="T2">27845095</text:span><text:span text:style-name="T2"><text:tab/></text:span><text:span text:style-name="T2">Coc1c(C(=O)NCc2ncco2)cc(C(C)(C)C)cc1[N+](=O)[O-].</text:span><text:span text:style-name="T3">O=C(O)C(F)(F)F</text:span><text:span text:style-name="T2"> <text:s/>&gt;&gt; <text:s/></text:span></text:p>
            <text:p><text:span text:style-name="T2"><text:tab/></text:span><text:span text:style-name="T2"><text:tab/></text:span><text:span text:style-name="T2">COc1c(N)cc(C(C)(C)C)cc1C(=O)NCc1ncco1</text:span></text:p>
          </draw:text-box>
        </draw:frame>
        <draw:frame draw:style-name="gr1" draw:text-style-name="P1" draw:layer="layout" svg:width="1.865cm" svg:height="0.839cm" svg:x="20.745cm" svg:y="9.519cm">
          <draw:text-box>
            <text:p><text:span text:style-name="T2">nickel</text:span></text:p>
          </draw:text-box>
        </draw:frame>
        <draw:custom-shape draw:style-name="gr2" draw:text-style-name="P2" draw:layer="layout" svg:width="2.286cm" svg:height="1.621cm" svg:x="14.986cm" svg:y="11.176cm">
          <text:p text:style-name="P2">Nick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94cm" svg:height="1.875cm" svg:x="19.304cm" svg:y="11.333cm">
          <text:p text:style-name="P2">Ran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826cm" svg:height="1.778cm" svg:x="16.256cm" svg:y="13.716cm">
          <text:p text:style-name="P2">Montmorillon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018cm" svg:y1="13.97cm" svg:x2="16.002cm" svg:y2="12.797cm">
          <text:p/>
        </draw:line>
        <draw:line draw:style-name="gr5" draw:text-style-name="P3" draw:layer="layout" svg:x1="19.304cm" svg:y1="12.192cm" svg:x2="17.272cm" svg:y2="11.938cm">
          <text:p/>
        </draw:line>
        <draw:line draw:style-name="gr5" draw:text-style-name="P3" draw:layer="layout" svg:x1="17.018cm" svg:y1="11.587cm" svg:x2="19.812cm" svg:y2="11.587cm">
          <text:p/>
        </draw:line>
        <draw:line draw:style-name="gr5" draw:text-style-name="P3" draw:layer="layout" svg:x1="20.32cm" svg:y1="13.97cm" svg:x2="20.828cm" svg:y2="13.208cm">
          <text:p/>
        </draw:line>
        <draw:path draw:style-name="gr6" draw:text-style-name="P3" draw:layer="layout" svg:width="1.946cm" svg:height="1.124cm" svg:x="13.317cm" svg:y="12.171cm" svg:viewBox="0 0 1947 1125" svg:d="M1662 0c-474 121-1016-135-1424 203-712 590 358 1111 814 855l488-244 407-326v-40">
          <text:p/>
        </draw:path>
        <draw:path draw:style-name="gr6" draw:text-style-name="P3" draw:layer="layout" svg:width="0.414cm" svg:height="0.467cm" draw:transform="rotate (0.220435084526884) translate (14.898cm 12.619cm)" svg:viewBox="0 0 415 468" svg:d="M0 0l415 9-138 428-48 31">
          <text:p/>
        </draw:path>
        <draw:path draw:style-name="gr6" draw:text-style-name="P3" draw:layer="layout" svg:width="2.923cm" svg:height="1.794cm" draw:transform="rotate (0.217817090648892) translate (21.8364379515134cm 12.1910888951449cm)" svg:viewBox="0 0 2924 1795" svg:d="M353 15c751-52 1570 15 2195 444 485 334 704 1855-631 1153-511-269-1093-393-1541-758l-376-375">
          <text:p/>
        </draw:path>
        <draw:path draw:style-name="gr6" draw:text-style-name="P3" draw:layer="layout" svg:width="0.284cm" svg:height="0.61cm" svg:x="21.94cm" svg:y="12.7cm" svg:viewBox="0 0 285 611" svg:d="M0 0l285 529v82">
          <text:p/>
        </draw:path>
        <draw:path draw:style-name="gr6" draw:text-style-name="P3" draw:layer="layout" svg:width="0.569cm" svg:height="0.039cm" svg:x="22.021cm" svg:y="12.619cm" svg:viewBox="0 0 570 40" svg:d="M0 40h448l122-40">
          <text:p/>
        </draw:path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0.945cm" svg:x="1.4cm" svg:y="0.604cm" presentation:class="title" presentation:user-transformed="true">
          <draw:text-box>
            <text:p><text:span text:style-name="T5">O=Cc1ccccc1</text:span></text:p>
          </draw:text-box>
        </draw:frame>
        <draw:frame draw:style-name="gr1" draw:text-style-name="P1" draw:layer="layout" svg:width="13.333cm" svg:height="0.962cm" svg:x="1.524cm" svg:y="2.086cm">
          <draw:text-box>
            <text:p>616086 <text:s text:c="2"/>O=C(Cl)c1ccccc1 &gt;&gt; <text:span text:style-name="T6">O=Cc1ccccc1</text:span></text:p>
          </draw:text-box>
        </draw:frame>
        <draw:frame draw:style-name="gr1" draw:text-style-name="P1" draw:layer="layout" svg:width="14.539cm" svg:height="0.962cm" svg:x="1.016cm" svg:y="3.81cm">
          <draw:text-box>
            <text:p>2688043<text:tab/> <text:s text:c="2"/><text:span text:style-name="T6">O=Cc1ccccc1</text:span> &gt;&gt; C=CCC(O)c1ccccc1</text:p>
          </draw:text-box>
        </draw:frame>
        <draw:frame draw:style-name="gr1" draw:text-style-name="P1" draw:layer="layout" svg:width="14.997cm" svg:height="0.962cm" svg:x="1.016cm" svg:y="5.588cm">
          <draw:text-box>
            <text:p>2687170 <text:s text:c="2"/><text:span text:style-name="T6">O=Cc1ccccc1</text:span>&gt;&gt;Cl.[14CH3]NCc1ccccc1</text:p>
          </draw:text-box>
        </draw:frame>
        <draw:frame draw:style-name="gr1" draw:text-style-name="P1" draw:layer="layout" svg:width="17.016cm" svg:height="0.962cm" svg:x="1.016cm" svg:y="7.166cm">
          <draw:text-box>
            <text:p>2690296 <text:s text:c="2"/><text:span text:style-name="T6">O=Cc1ccccc1</text:span>&gt;&gt;COC(=O)/C(C#N)=C/c1ccccc1</text:p>
          </draw:text-box>
        </draw:frame>
        <draw:frame draw:style-name="gr1" draw:text-style-name="P1" draw:layer="layout" svg:width="11.585cm" svg:height="0.962cm" svg:x="1.318cm" svg:y="8.89cm">
          <draw:text-box>
            <text:p>601797 <text:s text:c="2"/><text:span text:style-name="T6">O=Cc1ccccc1</text:span>&gt;&gt;OCc1ccccc1</text:p>
          </draw:text-box>
        </draw:frame>
        <draw:frame draw:style-name="gr1" draw:text-style-name="P1" draw:layer="layout" svg:width="12.686cm" svg:height="0.683cm" svg:x="6.195cm" svg:y="1.549cm">
          <draw:text-box>
            <text:p><text:span text:style-name="T7">1,2-bis(diphenylphosphino)ethane nickel(II) chloride and/or some more</text:span></text:p>
          </draw:text-box>
        </draw:frame>
        <draw:frame draw:style-name="gr1" draw:text-style-name="P1" draw:layer="layout" svg:width="10.154cm" svg:height="0.763cm" svg:x="5.842cm" svg:y="3.262cm">
          <draw:text-box>
            <text:p><text:span text:style-name="T8">bis(acetylacetonate)nickel(II) and/or some more</text:span></text:p>
          </draw:text-box>
        </draw:frame>
        <draw:frame draw:style-name="gr1" draw:text-style-name="P1" draw:layer="layout" svg:width="1.865cm" svg:height="0.839cm" svg:x="7.62cm" svg:y="5.08cm">
          <draw:text-box>
            <text:p><text:span text:style-name="T2">nickel</text:span></text:p>
          </draw:text-box>
        </draw:frame>
        <draw:frame draw:style-name="gr1" draw:text-style-name="P1" draw:layer="layout" svg:width="12.334cm" svg:height="0.725cm" svg:x="3.81cm" svg:y="6.641cm">
          <draw:text-box>
            <text:p><text:span text:style-name="T9">K&lt;sub&gt;2&lt;/sub&gt;NiP&lt;sub&gt;2&lt;/sub&gt;O&lt;sub&gt;7&lt;/sub&gt; and/or more</text:span></text:p>
          </draw:text-box>
        </draw:frame>
        <draw:frame draw:style-name="gr1" draw:text-style-name="P1" draw:layer="layout" svg:width="11.411cm" svg:height="0.802cm" svg:x="5.374cm" svg:y="8.342cm">
          <draw:text-box>
            <text:p><text:span text:style-name="T4">Ni/La&lt;sub&gt;2&lt;/sub&gt;O&lt;sub&gt;3&lt;/sub&gt; and/or more!!</text:span></text:p>
          </draw:text-box>
        </draw:frame>
        <draw:custom-shape draw:style-name="gr8" draw:text-style-name="P2" draw:layer="layout" svg:width="6.096cm" svg:height="2.032cm" svg:x="0.254cm" svg:y="10.414cm">
          <text:p text:style-name="P2"><text:span text:style-name="T8">bis(acetylacetonate)nickel(II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4cm" svg:height="2.032cm" svg:x="6.35cm" svg:y="10.414cm">
          <text:p text:style-name="P2">nick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8.636cm" svg:height="2.032cm" svg:x="19.05cm" svg:y="10.414cm">
          <text:p text:style-name="P2"><text:span text:style-name="T4">Ni/La&lt;sub&gt;2&lt;/sub&gt;O&lt;sub&gt;3&lt;/su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0.16cm" svg:height="2.032cm" svg:x="8.89cm" svg:y="10.414cm">
          <text:p text:style-name="P2"><text:span text:style-name="T9">K&lt;sub&gt;2&lt;/sub&gt;NiP&lt;sub&gt;2&lt;/sub&gt;O&lt;sub&gt;7&lt;/su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2.384cm" svg:x="17.24cm" svg:y="5.134cm">
          <draw:text-box>
            <text:p>Cannot find subsequent reactions</text:p>
            <text:p>What happen when A-&gt;B has more</text:p>
            <text:p>than one possible catalyst?</text:p>
          </draw:text-box>
        </draw:frame>
        <draw:custom-shape draw:style-name="gr12" draw:text-style-name="P2" draw:layer="layout" svg:width="10.668cm" svg:height="1.27cm" svg:x="5.842cm" svg:y="14.224cm">
          <text:p text:style-name="P2"><text:span text:style-name="T7">1,2-bis(diphenylphosphino)ethane nickel(II) chlori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366cm" svg:y1="14.478cm" svg:x2="3.302cm" svg:y2="12.446cm">
          <text:p/>
        </draw:line>
        <draw:line draw:style-name="gr5" draw:text-style-name="P3" draw:layer="layout" svg:x1="11.176cm" svg:y1="14.224cm" svg:x2="7.62cm" svg:y2="12.446cm">
          <text:p/>
        </draw:line>
        <draw:line draw:style-name="gr5" draw:text-style-name="P3" draw:layer="layout" svg:x1="11.176cm" svg:y1="14.224cm" svg:x2="13.97cm" svg:y2="12.446cm">
          <text:p/>
        </draw:line>
        <draw:line draw:style-name="gr5" draw:text-style-name="P3" draw:layer="layout" svg:x1="14.986cm" svg:y1="14.478cm" svg:x2="20.32cm" svg:y2="12.192cm">
          <text:p/>
        </draw:lin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026cm" svg:x="1.4cm" svg:y="0.563cm" presentation:class="title" presentation:user-transformed="true">
          <draw:text-box>
            <text:p><text:span text:style-name="T10">Nc1ccccc1</text:span></text:p>
          </draw:text-box>
        </draw:frame>
        <draw:frame draw:style-name="gr13" draw:text-style-name="P1" draw:layer="layout" svg:width="19.05cm" svg:height="1.673cm" svg:x="1.778cm" svg:y="2.794cm">
          <draw:text-box>
            <text:p>"8894200","<text:span text:style-name="T6">Nc1ccccc1</text:span>&gt;&gt;Nc1nc(N)c2cc(CNc3ccccc3)ccc2n1"</text:p>
          </draw:text-box>
        </draw:frame>
        <draw:frame draw:style-name="gr1" draw:text-style-name="P1" draw:layer="layout" svg:width="1.865cm" svg:height="0.839cm" svg:x="7.787cm" svg:y="2.032cm">
          <draw:text-box>
            <text:p><text:span text:style-name="T2">nickel</text:span></text:p>
          </draw:text-box>
        </draw:frame>
        <draw:frame draw:style-name="gr14" draw:text-style-name="P5" draw:layer="layout" svg:width="21.082cm" svg:height="4.064cm" svg:x="1.778cm" svg:y="4.318cm">
          <draw:text-box>
            <text:p>"784043","c1ccc(N=Nc2ccccc2)cc1&gt;&gt;<text:span text:style-name="T11">c1ccc(NNc2cccc</text:span><text:span text:style-name="T11">c2)cc1</text:span>"</text:p>
            <text:p/>
            <text:p>"3573388","<text:span text:style-name="T11">c1ccc(</text:span><text:span text:style-name="T11">NNc2ccccc2)cc1</text:span>&gt;&gt;<text:span text:style-name="T6">Nc1ccccc1</text:span>"</text:p>
            <text:p/>
            <text:p>"2017690","O=[N+]([O-])c1cccc(Cl)c1&gt;&gt; <text:span text:style-name="T6">Nc1ccccc1</text:span>"</text:p>
          </draw:text-box>
        </draw:frame>
        <draw:frame draw:style-name="gr15" draw:text-style-name="P6" draw:layer="layout" svg:width="7.112cm" svg:height="1.353cm" svg:x="10.922cm" svg:y="3.81cm">
          <draw:text-box>
            <text:p><text:span text:style-name="T4">violegen polymer, nickel</text:span></text:p>
          </draw:text-box>
        </draw:frame>
        <draw:frame draw:style-name="gr1" draw:text-style-name="P1" draw:layer="layout" svg:width="13.439cm" svg:height="0.725cm" svg:x="5.873cm" svg:y="5.333cm">
          <draw:text-box>
            <text:p><text:span text:style-name="T9">NiCl&lt;sub&gt;2&lt;/sub&gt;-Li-[poly(2-vinyl-naphthalene)-co-(divinylbenzene)]</text:span></text:p>
          </draw:text-box>
        </draw:frame>
        <draw:frame draw:style-name="gr1" draw:text-style-name="P1" draw:layer="layout" svg:width="4.096cm" svg:height="0.802cm" svg:x="10.922cm" svg:y="6.818cm">
          <draw:text-box>
            <text:p><text:span text:style-name="T4">nickel-chromium</text:span></text:p>
          </draw:text-box>
        </draw:frame>
        <draw:custom-shape draw:style-name="gr16" draw:text-style-name="P2" draw:layer="layout" svg:width="5.842cm" svg:height="2.032cm" svg:x="0.762cm" svg:y="9.652cm">
          <text:p text:style-name="P2"><text:span text:style-name="T4">viole</text:span><text:span text:style-name="T4">gen </text:span><text:span text:style-name="T4">poly</text:span><text:span text:style-name="T4">mer, </text:span><text:span text:style-name="T4">nicke</text:span><text:span text:style-name="T4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3.97cm" svg:height="2.032cm" svg:x="7.874cm" svg:y="9.652cm">
          <text:p text:style-name="P2"><text:span text:style-name="T9">NiCl&lt;sub&gt;2&lt;/sub&gt;-Li-[poly(2-vinyl-naphthalene)-co-(divinylbenzene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54cm" svg:height="1.778cm" svg:x="23.876cm" svg:y="9.652cm">
          <text:p text:style-name="P2"><text:span text:style-name="T12">Nic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4.572cm" svg:height="2.032cm" svg:x="13.716cm" svg:y="12.7cm">
          <text:p text:style-name="P2"><text:span text:style-name="T2">Nickel-chrom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604cm" svg:y1="10.668cm" svg:x2="8.128cm" svg:y2="10.668cm">
          <text:p/>
        </draw:line>
        <draw:line draw:style-name="gr5" draw:text-style-name="P3" draw:layer="layout" svg:x1="21.844cm" svg:y1="10.668cm" svg:x2="23.876cm" svg:y2="10.668cm">
          <text:p/>
        </draw:line>
        <draw:line draw:style-name="gr5" draw:text-style-name="P3" draw:layer="layout" svg:x1="18.288cm" svg:y1="13.716cm" svg:x2="24.384cm" svg:y2="11.176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4:50:51.444732317</meta:creation-date>
    <dc:date>2020-06-16T16:18:46.749552270</dc:date>
    <meta:editing-duration>PT23M11S</meta:editing-duration>
    <meta:editing-cycles>5</meta:editing-cycles>
    <meta:generator>LibreOffice/6.0.7.3$Linux_X86_64 LibreOffice_project/00m0$Build-3</meta:generator>
    <meta:document-statistic meta:object-count="85"/>
  </office:meta>
</office:document-meta>
</file>